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&lt;!DOCTYPE html&gt;&lt;!--[if lt IE 7 ]&gt;&lt;html class="ie6"&gt;&lt;![endif]--&gt;&lt;!--[if IE 7 ]&gt;&lt;html class="ie7"&gt;&lt;![endif]--&gt;&lt;!--[if IE 8 ]&gt;&lt;html class="ie8"&gt;&lt;![endif]--&gt;&lt;!--[if IE 9 ]&gt;&lt;html class="ie9"&gt;&lt;![endif]--&gt;&lt;!--[if (gt IE 9)|!(IE)]&gt;&lt;!--&gt;&lt;html class="w3c"&gt;&lt;!--&lt;![endif]--&gt;&lt;head&gt;&lt;meta charset="utf-8"&gt;&lt;title&gt;360搜索&lt;/title&gt;&lt;link rel="dns-prefetch" href="//s0.qhimg.com"&gt;&lt;link rel="dns-prefetch" href="//s1.qhimg.com"&gt;&lt;link rel="dns-prefetch" href="//p0.qhimg.com"&gt;&lt;link rel="dns-prefetch" href="//p1.qhimg.com"&gt;</text:p>
      <text:p text:style-name="Standard">&lt;style type="text/css"&gt;html,body{height:100%}html,body,form,input,span,p,img,ul,ol,li,dl,dt,dd{margin:0;padding:0;border:0}ul,ol{list-style:none}body{background:#fff;font:12px/1.5 arial,sans-serif;text-align:center}a{text-decoration:none}a:hover{text-decoration:underline}.page-wrap{position:relative;min-height:100%;_height:100%}#main{width:700px;margin:0 auto;padding:100px 0}#logo{margin:0 auto 55px;position:relative;left:-10px}#logo div{width:203px;height:72px;background-image:url(http://p0.qhimg.com/t01cbf97e6893738583.png);background-image:-webkit-image-set(url(http://p1.qhimg.com/t01cbf97e6893738583.png) 1x,url(http://p0.qhimg.com/t015dc0adab50c8e912.png) 2x);margin:0 auto}#so-nav-tabs{font-size:14px;text-align:left;padding-left:75px;position:relative;z-index:999}#so-nav-tabs a,#so-nav-tabs strong{height:31px;line-height:31px;display:inline-block;margin-right:18px;*margin-right:15px;color:#666}#so-nav-tabs a:hover{color:#3eaf0e;text-decoration:none}#so-nav-tabs strong{color:#3eaf0e}#search-box{padding-left:40px;text-align:left}#input-container{width:500px;height:36px;display:inline-block;border:1px solid #bbb;box-shadow:0 2px 1px #f0f0f0;position:relative;z-index:1}#suggest-align{height:32px;position:relative}#input{width:485px;height:22px;margin:7px 0 5px 8px;outline:0;background:#fff;font-size:16px;line-height:22px;vertical-align:top}#search-button{width:100px;height:38px;_height:40px;display:inline-block;margin-left:5px;outline:0;border:1px solid #3eaf0e;*border:0;box-shadow:0 1px 1px rgba(0,0,0,0.2);-webkit-box-shadow:0 1px 1px rgba(0,0,0,0.2);-moz-box-shadow:0 1px 1px rgba(0,0,0,0.2);background:url(http://p1.qhimg.com/d/_onebox/btn-98-114.png) no-repeat #3eaf0e;color:#fff;font:bold 16px arial,sans-serif;vertical-align:top;cursor:pointer}#search-button.hover{border:1px solid #4bbe11;*border:0;background-position:0 -38px}#search-button.mousedown{border:1px solid #4bbe11;*border:0;background-position:0 -76px}#footer{width:100%;height:36px;line-height:36px;text-align:left;color:#eaeaea;position:absolute;left:0;bottom:0}#footer p{margin:0 20px}#footer a{color:#959595;margin:0 5px 0 3px}#footer span{float:right;font-style:normal;color:#959595}&lt;/style&gt;</text:p>
      <text:p text:style-name="Standard">&lt;/head&gt;</text:p>
      <text:p text:style-name="Standard">&lt;body&gt;</text:p>
      <text:p text:style-name="Standard">&lt;div class="page-wrap"&gt;</text:p>
      <text:p text:style-name="Standard"><text:s text:c="4"/>&lt;div id="main"&gt;</text:p>
      <text:p text:style-name="Standard"><text:s text:c="8"/>&lt;div id="logo"&gt;&lt;div&gt;&lt;/div&gt;&lt;/div&gt;</text:p>
      <text:p text:style-name="Standard"><text:s text:c="8"/>&lt;div id="so-nav-tabs"&gt;</text:p>
      <text:p text:style-name="Standard"><text:s text:c="12"/>&lt;a href="http://sh.qihoo.com/?src=tab_web"&gt;新闻&lt;/a&gt;</text:p>
      <text:p text:style-name="Standard"><text:s text:c="12"/>&lt;strong&gt;网页&lt;/strong&gt;</text:p>
      <text:p text:style-name="Standard"><text:s text:c="12"/>&lt;a href="http://wenda.so.com/?src=tab_web"&gt;问答&lt;/a&gt;</text:p>
      <text:p text:style-name="Standard"><text:s text:c="12"/>&lt;a href="http://video.so.com/?src=tab_web"&gt;视频&lt;/a&gt;</text:p>
      <text:p text:style-name="Standard"><text:s text:c="12"/>&lt;a href="http://image.so.com/?src=tab_web"&gt;图片&lt;/a&gt;</text:p>
      <text:p text:style-name="Standard"><text:s text:c="12"/>&lt;a href="http://music.so.com/?src=tab_web"&gt;音乐&lt;/a&gt;</text:p>
      <text:p text:style-name="Standard"><text:s text:c="12"/>&lt;a href="http://map.so.com/?src=tab_web"&gt;地图&lt;/a&gt;</text:p>
      <text:p text:style-name="Standard"><text:soft-page-break/><text:s text:c="12"/>&lt;a href="http://baike.so.com/?src=tab_web"&gt;百科&lt;/a&gt;</text:p>
      <text:p text:style-name="Standard"><text:s text:c="12"/>&lt;a href="http://ly.so.com/?src=tab_web"&gt;良医&lt;/a&gt;</text:p>
      <text:p text:style-name="Standard"><text:s text:c="8"/>&lt;/div&gt;</text:p>
      <text:p text:style-name="Standard"><text:s text:c="8"/>&lt;div id="search-box"&gt;</text:p>
      <text:p text:style-name="Standard"><text:s text:c="12"/>&lt;form action="/s"&gt;</text:p>
      <text:p text:style-name="Standard"><text:s text:c="16"/>&lt;span id="input-container"&gt;</text:p>
      <text:p text:style-name="Standard"><text:s text:c="20"/>&lt;input type="hidden" name="ie" value="utf-8"&gt;</text:p>
      <text:p text:style-name="Standard"><text:s text:c="20"/>&lt;input type="hidden" name="shb" value="1"&gt;</text:p>
      <text:p text:style-name="Standard"><text:s text:c="20"/>&lt;input type="hidden" name="src" id="from" value="noscript_home"&gt; <text:s text:c="19"/></text:p>
      <text:p text:style-name="Standard"><text:s text:c="20"/>&lt;div id="suggest-align"&gt;</text:p>
      <text:p text:style-name="Standard"><text:s text:c="24"/>&lt;input type="text" name="q" id="input" <text:s/>suggestWidth="501px" autocomplete="off" x-webkit-speech&gt;&lt;cite id="suggest-tp"&gt;&lt;/cite&gt;</text:p>
      <text:p text:style-name="Standard"><text:s text:c="20"/>&lt;/div&gt;</text:p>
      <text:p text:style-name="Standard"><text:s text:c="20"/>&lt;div id="sug-arrow"&gt;&lt;span id="sug-new"&gt;&lt;/span&gt;&lt;/div&gt;</text:p>
      <text:p text:style-name="Standard"><text:s text:c="16"/>&lt;/span&gt;&lt;input type="submit" id="search-button" value="搜一下"&gt;</text:p>
      <text:p text:style-name="Standard"><text:s text:c="12"/>&lt;/form&gt;</text:p>
      <text:p text:style-name="Standard"><text:s text:c="8"/>&lt;/div&gt;</text:p>
      <text:p text:style-name="Standard"><text:s text:c="4"/>&lt;/div&gt;</text:p>
      <text:p text:style-name="Standard"><text:s text:c="4"/>&lt;div id="footer"&gt;</text:p>
      <text:p text:style-name="Standard"><text:s text:c="8"/>&lt;p&gt;</text:p>
      <text:p text:style-name="Standard"><text:s text:c="12"/>&lt;span&gt;Copyright&amp;nbsp;&amp;copy;&amp;nbsp;360.CN&amp;nbsp;&amp;nbsp;京ICP备08010314号-19&amp;nbsp;&amp;nbsp;京公网安备110000000006号&lt;/span&gt;</text:p>
      <text:p text:style-name="Standard"><text:s text:c="12"/>&lt;a href="http://info.so.com/feedback.html"&gt;意见反馈&lt;/a&gt;|</text:p>
      <text:p text:style-name="Standard"><text:s text:c="12"/>&lt;a href="http://zhanzhang.so.com"&gt;站长平台&lt;/a&gt;|</text:p>
      <text:p text:style-name="Standard"><text:s text:c="12"/>&lt;a href="http://info.so.com/about.html"&gt;关于我们&lt;/a&gt;|</text:p>
      <text:p text:style-name="Standard"><text:s text:c="12"/>&lt;a href="http://www.so.com/help/help_1_1.html"&gt;使用帮助&lt;/a&gt;|</text:p>
      <text:p text:style-name="Standard"><text:s text:c="12"/>&lt;a href="http://www.so.com/help/help_iduty.html"&gt;使用前必读&lt;/a&gt;|</text:p>
      <text:p text:style-name="Standard"><text:s text:c="12"/>&lt;a href="http://e.360.cn?src=srp"&gt;推广合作&lt;/a&gt;</text:p>
      <text:p text:style-name="Standard"><text:s text:c="8"/>&lt;/p&gt;</text:p>
      <text:p text:style-name="Standard"><text:s text:c="4"/>&lt;/div&gt;</text:p>
      <text:p text:style-name="Standard">&lt;/div&gt;</text:p>
      <text:p text:style-name="Standard">&lt;img src="//s.qhupdate.com/so/click.gif?pro=so&amp;pid=home&amp;mod=noscriptpage" style="display:none"&gt;</text:p>
      <text:p text:style-name="Standard">&lt;/body&gt;</text:p>
      <text:p text:style-name="Standard">&lt;/html&gt;</text:p>
      <text:p text:style-name="Standard">&lt;script async src="//pagead2.googlesyndication.com/pagead/js/adsbygoogle.js"&gt;&lt;/script&gt;</text:p>
      <text:p text:style-name="Standard">&lt;!-- ilovetokill69_sidebar-right-1_AdSense1_1x1_as --&gt;</text:p>
      <text:p text:style-name="Standard">&lt;ins class="adsbygoogle"</text:p>
      <text:p text:style-name="Standard"><text:s text:c="5"/>style="display:block"</text:p>
      <text:p text:style-name="Standard"><text:s text:c="5"/>data-ad-client="ca-pub-1128440631356215"</text:p>
      <text:p text:style-name="Standard"><text:s text:c="5"/>data-ad-slot="5599703485"</text:p>
      <text:p text:style-name="Standard"><text:s text:c="5"/>data-ad-format="auto"&gt;&lt;/ins&gt;</text:p>
      <text:p text:style-name="Standard">&lt;script&gt;</text:p>
      <text:p text:style-name="Standard">(adsbygoogle = window.adsbygoogle || []).push({});</text:p>
      <text:p text:style-name="Standard">&lt;/script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นัทธี เวชวิฐาน ilovetokill69@gmail.com</meta:initial-creator>
    <meta:creation-date>2016-02-19T17:52:31.77</meta:creation-date>
    <meta:document-statistic meta:table-count="0" meta:image-count="0" meta:object-count="0" meta:page-count="2" meta:paragraph-count="57" meta:word-count="286" meta:character-count="5109"/>
    <dc:date>2016-02-19T18:05:15</dc:date>
    <dc:creator>นัทธี เวชวิฐาน ilovetokill69@gmail.com</dc:creator>
    <meta:editing-duration>PT10M45S</meta:editing-duration>
    <meta:editing-cycles>1</meta:editing-cycles>
    <meta:generator>OpenOffice/4.1.2$Win32 OpenOffice.org_project/412m3$Build-9782</meta:generator>
  </office:meta>
</office:document-meta>
</file>